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fo:font-weight="bold" style:font-weight-asian="bold"/>
    </style:style>
    <style:style style:name="T3" style:parent-style-name="Policepardéfaut" style:family="text">
      <style:text-properties fo:font-weight="bold" style:font-weight-asian="bold"/>
    </style:style>
    <style:style style:name="T4" style:parent-style-name="Policepardéfaut" style:family="text">
      <style:text-properties fo:font-weight="bold" style:font-weight-asian="bold"/>
    </style:style>
    <style:style style:name="T5" style:parent-style-name="Policepardéfaut" style:family="text">
      <style:text-properties fo:font-weight="bold" style:font-weight-asian="bold"/>
    </style:style>
    <style:style style:name="T6" style:parent-style-name="Policepardéfaut" style:family="text">
      <style:text-properties fo:font-weight="bold" style:font-weight-asian="bold"/>
    </style:style>
    <style:style style:name="T7" style:parent-style-name="Policepardéfaut" style:family="text">
      <style:text-properties fo:font-weight="bold" style:font-weight-asian="bold"/>
    </style:style>
    <style:style style:name="T8" style:parent-style-name="Policepardéfaut" style:family="text">
      <style:text-properties fo:font-weight="bold" style:font-weight-asian="bold"/>
    </style:style>
    <style:style style:name="T9" style:parent-style-name="Policepardéfaut" style:family="text">
      <style:text-properties fo:font-weight="bold" style:font-weight-asian="bold"/>
    </style:style>
    <style:style style:name="T10" style:parent-style-name="Policepardéfaut" style:family="text">
      <style:text-properties fo:font-weight="bold" style:font-weight-asian="bold"/>
    </style:style>
    <style:style style:name="T11" style:parent-style-name="Policepardéfaut" style:family="text">
      <style:text-properties fo:font-weight="bold" style:font-weight-asian="bold"/>
    </style:style>
    <style:style style:name="T12" style:parent-style-name="Policepardéfaut" style:family="text">
      <style:text-properties fo:font-weight="bold" style:font-weight-asian="bold"/>
    </style:style>
    <style:style style:name="T13" style:parent-style-name="Policepardéfaut" style:family="text">
      <style:text-properties fo:font-weight="bold" style:font-weight-asian="bold"/>
    </style:style>
    <style:style style:name="T14" style:parent-style-name="Policepardéfaut" style:family="text">
      <style:text-properties fo:font-weight="bold" style:font-weight-asian="bold"/>
    </style:style>
    <style:style style:name="P15" style:parent-style-name="Paragraphedeliste" style:list-style-name="LFO3" style:family="paragraph"/>
    <style:style style:name="P16" style:parent-style-name="Paragraphedeliste" style:list-style-name="LFO3" style:family="paragraph"/>
    <style:style style:name="P17" style:parent-style-name="Paragraphedeliste" style:list-style-name="LFO3" style:family="paragraph"/>
    <style:style style:name="P18" style:parent-style-name="Paragraphedeliste" style:list-style-name="LFO1" style:family="paragraph"/>
    <style:style style:name="P19" style:parent-style-name="Paragraphedeliste" style:list-style-name="LFO1" style:family="paragraph"/>
    <style:style style:name="P20" style:parent-style-name="Paragraphedeliste" style:list-style-name="LFO1" style:family="paragraph"/>
    <style:style style:name="P21" style:parent-style-name="Paragraphedeliste" style:list-style-name="LFO1" style:family="paragraph"/>
  </office:automatic-styles>
  <office:body>
    <office:text text:use-soft-page-breaks="true">
      <text:p text:style-name="P1">Synopsis<text:s/>du<text:s/><text:s/>mod</text:p>
      <text:p text:style-name="Normal"/>
      <text:p text:style-name="Normal"><text:span text:style-name="T2">Une lettre<text:s/></text:span>apparaît dans notre inventaire, en la lisant<text:s/><text:span text:style-name="T3">une nouvelle quête</text:span><text:s/>se déclenche. A partir de ce moment,<text:s/>nous<text:s/>sommes<text:s/>menés<text:s/>à<text:s/>découvrir<text:s/>à une nouvelle localisation. En y<text:s/>arrivant, nous interagissons avec<text:s/><text:span text:style-name="T4">u</text:span><text:span text:style-name="T5">n</text:span><text:span text:style-name="T6"><text:s/>totem<text:s/></text:span>qui nous téléporte<text:s/><text:span text:style-name="T7">dans une salle</text:span>. A l’intérieur, on y rencontre<text:s/><text:span text:style-name="T8">un daedra</text:span><text:s/>assis sur son trône. Le guerrier se présente comme étant un ex disciple de Shegorath, le prince daedra de la folie et nous demande de s’aventurer<text:s/><text:span text:style-name="T9">dans un donjon dwemer, Ikzulft</text:span>, pour récupérer<text:s/><text:span text:style-name="T10">un médaillon.</text:span><text:s/>En récompense, le daedra assurera<text:s/>être<text:s/>notre<text:s/>meilleur allié<text:s/>et de nous offrir une récompense en échange.<text:line-break/>Notre héros<text:s/>s’aventure<text:s/>donc<text:s/>dans le donjon composé de<text:s/><text:span text:style-name="T11">multiples énigmes et d’ennemis</text:span>.<text:s/>Pour terminer<text:s/>le niveau,<text:s/>un combat<text:s/>contre<text:s/><text:span text:style-name="T12">un centurion dw</text:span><text:span text:style-name="T13">emer</text:span><text:s/>plus grand, plus fort et de couleur verdâtre, se met en place. En le battant,<text:s/>il ne reste plus qu’à récupérer<text:s/>le médaillon sur le corps du boss<text:s/>battu précédemment et d’aller retrouver<text:s/>le<text:s/>daedra<text:s/>dans la salle du trône. En lui remettant l’objet, le daedra se réjouit, tient sa promesse et se transforme<text:s/><text:span text:style-name="T14">en épée</text:span>.<text:line-break/><text:line-break/>Le joueur<text:s/>obtiendra<text:s/>plusieurs récompenses :<text:s/><text:line-break/></text:p>
      <text:list text:style-name="LFO3" text:continue-numbering="true">
        <text:list-item>
          <text:p text:style-name="P15">L’épée dûment acquise</text:p>
        </text:list-item>
        <text:list-item>
          <text:p text:style-name="P16">Un sort de téléportation permettant de se déplacer de Skyrim à la salle quand il le souhaite et qu’elle serve à un stockage d’inventaires par exemple.</text:p>
        </text:list-item>
        <text:list-item>
          <text:p text:style-name="P17">Un sort de conjuration pour appeler et dispenser le daedra de se battre au côté du joueur. Il possèdera des caractéristiques de combattant à mains nues mais<text:s/>sera tout de même fort pour autant.<text:line-break/><text:line-break/></text:p>
        </text:list-item>
      </text:list>
      <text:p text:style-name="Normal">Après la remise des récompenses, la quête se termine.</text:p>
      <text:p text:style-name="Normal"/>
      <text:p text:style-name="Normal"/>
      <text:p text:style-name="Normal"/>
      <text:p text:style-name="Normal"/>
      <text:p text:style-name="Normal"/>
      <text:p text:style-name="Normal">Gras : élément à intégrer dans le mod</text:p>
      <text:p text:style-name="Normal"/>
      <text:p text:style-name="Normal">A faire en dehors du creation kit :<text:s/></text:p>
      <text:list text:style-name="LFO1" text:continue-numbering="true">
        <text:list-item>
          <text:p text:style-name="P18">Un médaillon</text:p>
        </text:list-item>
        <text:list-item>
          <text:p text:style-name="P19">Un totem</text:p>
        </text:list-item>
        <text:list-item>
          <text:p text:style-name="P20">Une épée</text:p>
        </text:list-item>
        <text:list-item>
          <text:p text:style-name="P21">Un centurion dwemer retexturisé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EVRAERT</meta:initial-creator>
    <dc:creator>Pierre-François DORMEGNIE</dc:creator>
    <meta:creation-date>2016-10-14T19:45:00Z</meta:creation-date>
    <dc:date>2016-11-01T03:06:00Z</dc:date>
    <meta:template xlink:href="Normal.dotm" xlink:type="simple"/>
    <meta:editing-cycles>5</meta:editing-cycles>
    <meta:editing-duration>PT3240S</meta:editing-duration>
    <meta:document-statistic meta:page-count="1" meta:paragraph-count="3" meta:word-count="260" meta:character-count="1692" meta:row-count="11" meta:non-whitespace-character-count="1435"/>
  </office:meta>
</office:document-meta>
</file>